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NewPSMT" svg:font-family="CourierNewPSMT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fc7e"/>
    </style:style>
    <style:style style:name="P2" style:family="paragraph" style:parent-style-name="Standard">
      <style:text-properties officeooo:rsid="0014fc7e" officeooo:paragraph-rsid="0014fc7e"/>
    </style:style>
    <style:style style:name="P3" style:family="paragraph" style:parent-style-name="Standard">
      <style:text-properties officeooo:rsid="001575d1" officeooo:paragraph-rsid="001575d1"/>
    </style:style>
    <style:style style:name="P4" style:family="paragraph" style:parent-style-name="Standard">
      <style:text-properties style:text-line-through-style="solid" style:text-line-through-type="double" officeooo:rsid="0014fc7e" officeooo:paragraph-rsid="0014fc7e" style:font-size-asian="10.5pt"/>
    </style:style>
    <style:style style:name="P5" style:family="paragraph" style:parent-style-name="Standard">
      <style:text-properties officeooo:rsid="00159917" officeooo:paragraph-rsid="00159917"/>
    </style:style>
    <style:style style:name="P6" style:family="paragraph" style:parent-style-name="Standard">
      <style:text-properties officeooo:rsid="0018061f" officeooo:paragraph-rsid="0018061f"/>
    </style:style>
    <style:style style:name="P7" style:family="paragraph" style:parent-style-name="Standard">
      <style:text-properties officeooo:rsid="0019e134" officeooo:paragraph-rsid="0019e134"/>
    </style:style>
    <style:style style:name="P8" style:family="paragraph" style:parent-style-name="Standard">
      <style:text-properties officeooo:rsid="001a71d1" officeooo:paragraph-rsid="001a71d1"/>
    </style:style>
    <style:style style:name="P9" style:family="paragraph" style:parent-style-name="Standard">
      <style:text-properties officeooo:rsid="001e3730" officeooo:paragraph-rsid="00159917"/>
    </style:style>
    <style:style style:name="P10" style:family="paragraph" style:parent-style-name="Standard">
      <style:text-properties officeooo:rsid="001e3730" officeooo:paragraph-rsid="001e3730"/>
    </style:style>
    <style:style style:name="P11" style:family="paragraph" style:parent-style-name="Standard">
      <style:text-properties officeooo:rsid="001e3730" officeooo:paragraph-rsid="001f5024"/>
    </style:style>
    <style:style style:name="P12" style:family="paragraph" style:parent-style-name="Standard">
      <style:text-properties officeooo:rsid="001bf5ad" officeooo:paragraph-rsid="001bf5ad"/>
    </style:style>
    <style:style style:name="P13" style:family="paragraph" style:parent-style-name="Standard">
      <style:text-properties officeooo:rsid="001f8a88" officeooo:paragraph-rsid="001f8a88"/>
    </style:style>
    <style:style style:name="T1" style:family="text">
      <style:text-properties officeooo:rsid="001f50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Instalar Jenkins na VM do boot2docker:</text:p>
      <text:p text:style-name="P1">- boot2docker start</text:p>
      <text:p text:style-name="P1">- docker pull jenkins</text:p>
      <text:p text:style-name="P1"/>
      <text:p text:style-name="P2">2) Execute a app Jenkins no docker:</text:p>
      <text:p text:style-name="P2">- docker run -p 8080:8080 jenkins</text:p>
      <text:p text:style-name="P2"/>
      <text:p text:style-name="P2">3) Teste o acesso:</text:p>
      <text:p text:style-name="P2">- boot2docker ip</text:p>
      <text:p text:style-name="P2">- http://&lt;ip&gt;:8080</text:p>
      <text:p text:style-name="P2"/>
      <text:p text:style-name="P4">4) Instale o plugin Git no Jenkins:</text:p>
      <text:p text:style-name="P2"/>
      <text:p text:style-name="P3">5) Modifique a imagem para adicionar o maven. Crie um Dockerfile na VM:</text:p>
      <text:p text:style-name="P3"/>
      <text:p text:style-name="P3">FROM jenkins</text:p>
      <text:p text:style-name="P3">USER root</text:p>
      <text:p text:style-name="P3">RUN apt-get update &amp;&amp; apt-get install maven</text:p>
      <text:p text:style-name="P3">USER jenkins</text:p>
      <text:p text:style-name="P3"/>
      <text:p text:style-name="P3">6) docker build -t “nome da imagem” .</text:p>
      <text:p text:style-name="P3"/>
      <text:p text:style-name="P3">7) docker run “nome da imagem”</text:p>
      <text:p text:style-name="P3"/>
      <text:p text:style-name="P7">docker run -p 8080:8080 -v /Users/cleutonsampaio/Documents/projetos/DERJOGit:/git cleutonjenkins</text:p>
      <text:p text:style-name="P3"/>
      <text:p text:style-name="P3"/>
      <text:p text:style-name="P5">8) Entre do Jenkins e adicione o plugin Git</text:p>
      <text:p text:style-name="P5"/>
      <text:p text:style-name="P9"/>
      <text:p text:style-name="P1"/>
      <text:p text:style-name="P1"/>
      <text:p text:style-name="P6">Como fazer um SSH para o container do Jenkins: </text:p>
      <text:p text:style-name="P6"/>
      <text:p text:style-name="P6">docker exec -t -i kickass_hawking bash </text:p>
      <text:p text:style-name="P6"/>
      <text:p text:style-name="P8">como fazer commit de um container para uma imagem: </text:p>
      <text:p text:style-name="P8"/>
      <text:p text:style-name="P8">docker commit</text:p>
      <text:p text:style-name="P8"/>
      <text:p text:style-name="P8">como pausar o serviço: docker stop containerId</text:p>
      <text:p text:style-name="P8">Como iniciar o serviço: docker start containerId</text:p>
      <text:p text:style-name="P8"/>
      <text:p text:style-name="P8">imagem: cleutonjenkinswork</text:p>
      <text:p text:style-name="P8">container: e63144a2454e</text:p>
      <text:p text:style-name="P8"/>
      <text:p text:style-name="P12">java -Ddw.http.port=3000 -Ddw.http.adminPort=3000 <text:s/>-jar <text:s/>signature-0.0.1-SNAPSHOT.jar server signature.yml</text:p>
      <text:p text:style-name="P12"/>
      <text:p text:style-name="P10">PASSOS POS BUILD: </text:p>
      <text:p text:style-name="P10">a) Parar o container antigo: “docker stop signatureserver”</text:p>
      <text:p text:style-name="P10"><text:soft-page-break/>b) Remover o container antigo: “docker rm signatureserver”</text:p>
      <text:p text:style-name="P10">c) Criar nova imagem: docker build -t "signatureimage" /Users/cleutonsampaio/Documents/projetos/dockertest</text:p>
      <text:p text:style-name="P11">d) Executar um container baseado na nova imagem:</text:p>
      <text:p text:style-name="P11">docker run -p 3000:3000 --name signatureserver <text:span text:style-name="T1">signatureimage</text:span></text:p>
      <text:p text:style-name="P11"><text:s text:c="2"/></text:p>
      <text:p text:style-name="P11"/>
      <text:p text:style-name="P11"/>
      <text:p text:style-name="P13">usando o docker no jenkis fora: </text:p>
      <text:p text:style-name="P13"/>
      <text:p text:style-name="P13">export DOCKER_HOST=tcp://192.168.59.103:2376</text:p>
      <text:p text:style-name="P13"><text:s text:c="4"/>export DOCKER_CERT_PATH=/Users/cleutonsampaio/.boot2docker/certs/boot2docker-vm</text:p>
      <text:p text:style-name="P13"><text:s text:c="4"/>export DOCKER_TLS_VERIFY=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NewPSMT" svg:font-family="CourierNewPSMT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7:00:43.103498000</meta:creation-date>
    <dc:date>2015-04-30T15:56:38.294015000</dc:date>
    <meta:editing-duration>PT19H39M7S</meta:editing-duration>
    <meta:editing-cycles>10</meta:editing-cycles>
    <meta:generator>LibreOffice/4.2.0.4$MacOSX_X86_64 LibreOffice_project/05dceb5d363845f2cf968344d7adab8dcfb2ba71</meta:generator>
    <meta:document-statistic meta:table-count="0" meta:image-count="0" meta:object-count="0" meta:page-count="2" meta:paragraph-count="38" meta:word-count="206" meta:character-count="1528" meta:non-whitespace-character-count="1343"/>
  </office:meta>
</office:document-meta>
</file>